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style:tab-stops>
          <style:tab-stop style:position="6in" style:type="right"/>
        </style:tab-stops>
      </style:paragraph-properties>
      <style:text-properties fo:font-size="12pt" style:font-size-asian="12pt" style:font-size-complex="12pt"/>
    </style:style>
    <style:style style:name="P3" style:family="paragraph" style:parent-style-name="Standard">
      <style:paragraph-properties>
        <style:tab-stops>
          <style:tab-stop style:position="0.5in"/>
          <style:tab-stop style:position="6in" style:type="right"/>
        </style:tab-stops>
      </style:paragraph-properties>
      <style:text-properties fo:font-size="12pt" style:font-size-asian="12pt" style:font-size-complex="12pt"/>
    </style:style>
    <style:style style:name="P4" style:family="paragraph" style:parent-style-name="Standard">
      <style:text-properties fo:font-size="12pt" fo:font-weight="bold" style:font-size-asian="12pt" style:font-weight-asian="bold" style:font-size-complex="12pt"/>
    </style:style>
    <style:style style:name="P5" style:family="paragraph" style:parent-style-name="Standard">
      <style:paragraph-properties>
        <style:tab-stops>
          <style:tab-stop style:position="0.5in"/>
          <style:tab-stop style:position="6in" style:type="right"/>
        </style:tab-stops>
      </style:paragraph-properties>
      <style:text-properties fo:font-size="12pt" fo:font-weight="bold" style:font-size-asian="12pt" style:font-weight-asian="bold" style:font-size-complex="12pt"/>
    </style:style>
    <style:style style:name="P6" style:family="paragraph" style:parent-style-name="Name" style:master-page-name="Standard">
      <style:paragraph-properties style:page-number="auto"/>
    </style:style>
    <style:style style:name="P7" style:family="paragraph" style:parent-style-name="Heading_20_1">
      <style:text-properties fo:font-size="12pt" style:font-size-asian="12pt" style:font-size-complex="12pt"/>
    </style:style>
    <style:style style:name="P8" style:family="paragraph" style:parent-style-name="Standard" style:list-style-name="WW8Num7">
      <style:text-properties fo:font-size="12pt" style:font-size-asian="12pt" style:font-size-complex="12pt"/>
    </style:style>
    <style:style style:name="P9" style:family="paragraph" style:parent-style-name="Standard" style:list-style-name="L1">
      <style:text-properties fo:font-size="12pt" style:font-size-asian="12pt" style:font-size-complex="12pt"/>
    </style:style>
    <style:style style:name="P10" style:family="paragraph" style:parent-style-name="Standard" style:list-style-name="L2">
      <style:text-properties fo:font-size="12pt" style:font-size-asian="12pt" style:font-size-complex="12pt"/>
    </style:style>
    <style:style style:name="P11" style:family="paragraph" style:parent-style-name="Standard" style:list-style-name="WW8Num5">
      <style:text-properties fo:font-size="12pt" style:font-size-asian="12pt" style:font-size-complex="12pt"/>
    </style:style>
    <style:style style:name="T1" style:family="text">
      <style:text-properties fo:font-weight="bold" style:font-weight-asian="bold"/>
    </style:style>
    <style:style style:name="T2" style:family="text">
      <style:text-properties style:text-position="super 58%"/>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ngela Sauber</text:p>
      <text:p text:style-name="Contact_20_Information">2121 W. Sunset Surprise Ct, Tucson, AZ 85742 • 520-977-1660 • angela.sauber@comcast.net</text:p>
      <text:p text:style-name="Standard"/>
      <text:p text:style-name="Standard"/>
      <text:h text:style-name="P7" text:outline-level="1">Objective</text:h>
      <text:p text:style-name="P1">A freelance position in the writing industry to continue providing clients with high quality and complete content.</text:p>
      <text:p text:style-name="P1"/>
      <text:h text:style-name="P7" text:outline-level="1">Summary of Writing Experience</text:h>
      <text:p text:style-name="P1">Currently writing for the following websites:</text:p>
      <text:list xml:id="list30656721" text:style-name="WW8Num7">
        <text:list-item>
          <text:p text:style-name="P8">Suite 101</text:p>
        </text:list-item>
        <text:list-item>
          <text:p text:style-name="P8">Examiner.com (Tucson Frugal Family Examiner)</text:p>
        </text:list-item>
        <text:list-item>
          <text:p text:style-name="P8">WordGigs</text:p>
        </text:list-item>
        <text:list-item>
          <text:p text:style-name="P8">Break Studios</text:p>
        </text:list-item>
        <text:list-item>
          <text:p text:style-name="P8">Search Influence</text:p>
          <text:p text:style-name="P8"/>
        </text:list-item>
      </text:list>
      <text:p text:style-name="P1">Published Articles:</text:p>
      <text:list xml:id="list30655744" text:style-name="L1">
        <text:list-item>
          <text:p text:style-name="P9">Refund Cents Magazine</text:p>
          <text:p text:style-name="P9"/>
        </text:list-item>
      </text:list>
      <text:p text:style-name="P1">Business Literature</text:p>
      <text:list xml:id="list30647893" text:style-name="L2">
        <text:list-item>
          <text:p text:style-name="P10">Key West Tanning Salon</text:p>
        </text:list-item>
      </text:list>
      <text:p text:style-name="P1"/>
      <text:h text:style-name="P7" text:outline-level="1">Work Experience</text:h>
      <text:p text:style-name="P2"><text:span text:style-name="T1">Company Name:</text:span> Pusch Ridge Christian Academy<text:tab/>2001 to 2005</text:p>
      <text:p text:style-name="P4">Position: 7<text:span text:style-name="T2">th</text:span> Grade Core Teacher</text:p>
      <text:list xml:id="list30651417" text:style-name="WW8Num5">
        <text:list-item>
          <text:p text:style-name="P11">English/Grammar</text:p>
        </text:list-item>
        <text:list-item>
          <text:p text:style-name="P11">Social Studies/ History</text:p>
        </text:list-item>
        <text:list-item>
          <text:p text:style-name="P11">Literature</text:p>
        </text:list-item>
        <text:list-item>
          <text:p text:style-name="P11">Religious Studies </text:p>
          <text:p text:style-name="P11"/>
        </text:list-item>
      </text:list>
      <text:h text:style-name="P7" text:outline-level="1">Education</text:h>
      <text:p text:style-name="P3"><text:span text:style-name="T1">B.A. History</text:span>, University of Arizona, Tucson, Arizona<text:tab/> December 2000</text:p>
      <text:p text:style-name="P1"><text:tab/>Minor: Political Science</text:p>
      <text:p text:style-name="P5"/>
      <text:p text:style-name="P3"><text:span text:style-name="T1">Teaching Certificate</text:span>, Rio Salado College, Phoenix, Arizona<text:tab/>May 2004</text:p>
      <text:p text:style-name="P1"><text:tab/>Certified to teach 6-12 grade</text:p>
      <text:h text:style-name="P7" text:outline-level="1"/>
      <text:h text:style-name="P7" text:outline-level="1">Activities and Interests</text:h>
      <text:p text:style-name="P1">Reading, Basketball, Volleyball, Teaching coupon classes, Family activities, Gardening, Blogging, and Fiction writing</text:p>
      <text:p text:style-name="P1"/>
      <text:h text:style-name="P7" text:outline-level="1">References</text:h>
      <text:p text:style-name="P1">Available upon req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0pt"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left="-0.25in" fo:margin-right="0in" fo:text-indent="0in" style:auto-text-indent="false" fo:padding-left="0in" fo:padding-right="0in" fo:padding-top="0in" fo:padding-bottom="0.0138in" fo:border-left="none" fo:border-right="none" fo:border-top="none" fo:border-bottom="0.0071in solid #000000" fo:keep-with-next="always"/>
      <style:text-properties fo:font-variant="small-caps" fo:font-weight="bold" style:letter-kerning="true"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tyle="italic" fo:font-weight="bold"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complex="Arial" style:font-size-complex="13pt" style:font-weight-complex="bold"/>
    </style:style>
    <style:style style:name="Name" style:family="paragraph" style:parent-style-name="Standard">
      <style:paragraph-properties fo:margin-left="-0.25in" fo:margin-right="0in" fo:text-indent="0in" style:auto-text-indent="false"/>
      <style:text-properties fo:font-variant="small-caps" fo:font-size="20pt" fo:font-weight="bold" style:font-size-asian="20pt" style:font-weight-asian="bold"/>
    </style:style>
    <style:style style:name="Text_20_body_20_indent" style:display-name="Text body indent" style:family="paragraph" style:parent-style-name="Standard" style:class="text">
      <style:paragraph-properties fo:margin-left="0in" fo:margin-right="0in" fo:text-indent="0.5in" style:auto-text-indent="false">
        <style:tab-stops>
          <style:tab-stop style:position="0.25in"/>
          <style:tab-stop style:position="0.5in"/>
        </style:tab-stops>
      </style:paragraph-properties>
      <style:text-properties fo:color="#000000"/>
    </style:style>
    <style:style style:name="Contact_20_Information" style:display-name="Contact Information" style:family="paragraph" style:parent-style-name="Standard" style:next-style-name="Standard">
      <style:paragraph-properties fo:margin-left="-0.25in" fo:margin-right="0in" fo:text-indent="0in" style:auto-text-indent="false"/>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0.75in" fo:margin-left="1.25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Resume Template - Outline Format</dc:title>
    <meta:creation-date>2010-04-06T21:43:02.53</meta:creation-date>
    <meta:editing-cycles>3</meta:editing-cycles>
    <meta:editing-duration>PT00H02M02S</meta:editing-duration>
    <meta:keyword>vertex42</meta:keyword>
    <meta:keyword>resume</meta:keyword>
    <meta:keyword>simple resume</meta:keyword>
    <meta:keyword>basic resume</meta:keyword>
    <meta:keyword>professional resume</meta:keyword>
    <meta:keyword>resumes</meta:keyword>
    <meta:keyword>employment</meta:keyword>
    <meta:keyword>template</meta:keyword>
    <meta:generator>OpenOffice.org/3.2$Win32 OpenOffice.org_project/320m18$Build-9502</meta:generator>
    <dc:description>&amp;nbsp;
&lt;p&gt;This &lt;a href="http://www.vertex42.com/resumes/free-resume-template.html"&gt;Resume Template&lt;/a&gt; template provides an example of how to present your resume in an outline or report format. Customize the resume template by renaming the section headings and moving them around to create a &lt;a href="http://www.vertex42.com/resumes/chronological-resume.html"&gt;chronological resume&lt;/a&gt; or &lt;a href="http://www.vertex42.com/resumes/functional-resume.html"&gt;functional resume&lt;/a&gt;.&lt;/p&gt;
&lt;p&gt;When writing your resume, remember to follow the &lt;em&gt;5 C's of Resume Writing&lt;/em&gt;: Be convincing, concise, clear, consistent, and clean (see &lt;a href="http://www.vertex42.com/resumes/resume-tips.html"&gt;Resume Writing Tips&lt;/a&gt;).&lt;/p&gt;
&lt;p&gt;&lt;b&gt;More Resume Resources&lt;/b&gt;:&lt;/p&gt;
&lt;ul&gt;&lt;li&gt;&lt;a href="http://www.vertex42.com/resumes/how-to-write-a-resume.html"&gt;How to Write an Effective Resume&lt;/a&gt;&lt;/li&gt;&lt;li&gt;&lt;a href="http://www.vertex42.com/resumes/cv-template.html"&gt;CV Template&lt;/a&gt;&lt;/li&gt;&lt;li&gt;&lt;a href="http://www.vertex42.com/resumes/action-verbs.html"&gt;Resume Action Verbs&lt;/a&gt;&lt;/li&gt;&lt;li&gt;&lt;a href="http://www.vertex42.com/resumes/resume-objectives.html"&gt;Resume Objectives&lt;/a&gt;&lt;/li&gt;&lt;/ul&gt;&lt;/p&gt;
</dc:description>
    <dc:subject>&lt;a href="http://www.vertex42.com/resumes/"&gt;Resume Templates&lt;/a&gt;</dc:subject>
    <meta:initial-creator>Angela Sauber</meta:initial-creator>
    <dc:date>2010-08-21T10:55:40.15</dc:date>
    <dc:creator>Angela Sauber</dc:creator>
    <meta:document-statistic meta:table-count="0" meta:image-count="0" meta:object-count="0" meta:page-count="1" meta:paragraph-count="31" meta:word-count="146" meta:character-count="1019"/>
    <meta:user-defined meta:name="Copyright">(c) 2010 Vertex42 LLC</meta:user-defined>
    <meta:user-defined meta:name="License">&lt;a href="http://www.vertex42.com/licensing/EULA_personaluse.html"&gt;Personal Use&lt;/a&gt;</meta:user-defined>
    <meta:user-defined meta:name="Version">1.0.0</meta:user-defined>
  </office:meta>
</office:document-meta>
</file>